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913e" officeooo:paragraph-rsid="0015913e"/>
    </style:style>
    <style:style style:name="P2" style:family="paragraph" style:parent-style-name="Preformatted_20_Text">
      <style:text-properties officeooo:rsid="0015913e" officeooo:paragraph-rsid="0018eca3"/>
    </style:style>
    <style:style style:name="P3" style:family="paragraph" style:parent-style-name="Preformatted_20_Text">
      <style:text-properties officeooo:rsid="0015913e" officeooo:paragraph-rsid="001e3fce"/>
    </style:style>
    <style:style style:name="P4" style:family="paragraph" style:parent-style-name="Preformatted_20_Text">
      <style:text-properties fo:font-weight="bold" officeooo:rsid="0015913e" officeooo:paragraph-rsid="0016c190" style:font-weight-asian="bold" style:font-weight-complex="bold"/>
    </style:style>
    <style:style style:name="P5" style:family="paragraph" style:parent-style-name="Preformatted_20_Text">
      <style:text-properties fo:font-weight="bold" officeooo:rsid="0015913e" officeooo:paragraph-rsid="0015913e" style:font-weight-asian="bold" style:font-weight-complex="bold"/>
    </style:style>
    <style:style style:name="P6" style:family="paragraph" style:parent-style-name="Preformatted_20_Text">
      <style:text-properties fo:font-weight="bold" officeooo:rsid="001974bc" officeooo:paragraph-rsid="001974bc" style:font-weight-asian="bold" style:font-weight-complex="bold"/>
    </style:style>
    <style:style style:name="P7" style:family="paragraph" style:parent-style-name="Preformatted_20_Text">
      <style:text-properties fo:font-weight="bold" officeooo:rsid="001d0d21" officeooo:paragraph-rsid="001d0d21" style:font-weight-asian="bold" style:font-weight-complex="bold"/>
    </style:style>
    <style:style style:name="P8" style:family="paragraph" style:parent-style-name="Preformatted_20_Text">
      <style:text-properties fo:font-weight="bold" officeooo:rsid="001e3fce" officeooo:paragraph-rsid="001e3fce" style:font-weight-asian="bold" style:font-weight-complex="bold"/>
    </style:style>
    <style:style style:name="P9" style:family="paragraph" style:parent-style-name="Preformatted_20_Text">
      <style:text-properties fo:font-weight="bold" officeooo:rsid="001fb141" officeooo:paragraph-rsid="001fb141" style:font-weight-asian="bold" style:font-weight-complex="bold"/>
    </style:style>
    <style:style style:name="P10" style:family="paragraph" style:parent-style-name="Preformatted_20_Text">
      <style:text-properties officeooo:rsid="0018bd09" officeooo:paragraph-rsid="0018bd09"/>
    </style:style>
    <style:style style:name="P11" style:family="paragraph" style:parent-style-name="Preformatted_20_Text">
      <style:text-properties officeooo:rsid="0018eca3" officeooo:paragraph-rsid="0018eca3"/>
    </style:style>
    <style:style style:name="P12" style:family="paragraph" style:parent-style-name="Preformatted_20_Text">
      <style:text-properties officeooo:rsid="001974bc" officeooo:paragraph-rsid="001974bc"/>
    </style:style>
    <style:style style:name="P13" style:family="paragraph" style:parent-style-name="Preformatted_20_Text">
      <style:text-properties officeooo:paragraph-rsid="001974bc"/>
    </style:style>
    <style:style style:name="P14" style:family="paragraph" style:parent-style-name="Preformatted_20_Text">
      <style:text-properties officeooo:rsid="001e3fce" officeooo:paragraph-rsid="001e3fce"/>
    </style:style>
    <style:style style:name="T1" style:family="text">
      <style:text-properties officeooo:rsid="0015913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74bc" style:font-style-asian="normal" style:font-style-complex="normal"/>
    </style:style>
    <style:style style:name="T5" style:family="text">
      <style:text-properties fo:font-style="normal" officeooo:rsid="0015913e" style:font-style-asian="normal" style:font-style-complex="normal"/>
    </style:style>
    <style:style style:name="T6" style:family="text">
      <style:text-properties fo:font-style="normal" officeooo:rsid="001b3333" style:font-style-asian="normal" style:font-style-complex="normal"/>
    </style:style>
    <style:style style:name="T7" style:family="text">
      <style:text-properties fo:font-style="normal" officeooo:rsid="001b8a75" style:font-style-asian="normal" style:font-style-complex="normal"/>
    </style:style>
    <style:style style:name="T8" style:family="text">
      <style:text-properties fo:font-style="normal" officeooo:rsid="001e3fce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18eca3"/>
    </style:style>
    <style:style style:name="T11" style:family="text">
      <style:text-properties style:font-name="Liberation Mono" fo:font-size="10pt" fo:font-style="normal" officeooo:rsid="001a1867" style:font-name-asian="Noto Sans Mono CJK SC" style:font-size-asian="10pt" style:font-style-asian="normal" style:font-name-complex="Liberation Mono" style:font-size-complex="10pt" style:font-style-complex="normal"/>
    </style:style>
    <style:style style:name="T12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c9211e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User and Groups:</text:p>
      <text:p text:style-name="Preformatted_20_Text"/>
      <text:p text:style-name="P5">To add a user using root user:</text:p>
      <text:p text:style-name="Preformatted_20_Text">---------------------------------------------------------------------------</text:p>
      <text:p text:style-name="Preformatted_20_Text"><text:span text:style-name="T1">r</text:span>oot@ubuntu:~# adduser karanam</text:p>
      <text:p text:style-name="Preformatted_20_Text">Adding user `karanam' ...</text:p>
      <text:p text:style-name="Preformatted_20_Text">Adding new group `karanam' (1001) ...</text:p>
      <text:p text:style-name="Preformatted_20_Text">Adding new user `karanam' (1001) with group `karanam' ...</text:p>
      <text:p text:style-name="Preformatted_20_Text">Creating home directory `/home/karanam' ...</text:p>
      <text:p text:style-name="Preformatted_20_Text">Copying files from `/etc/skel' ...</text:p>
      <text:p text:style-name="Preformatted_20_Text">New password: </text:p>
      <text:p text:style-name="Preformatted_20_Text">Retype new password: </text:p>
      <text:p text:style-name="Preformatted_20_Text">passwd: password updated successfully</text:p>
      <text:p text:style-name="Preformatted_20_Text">Changing the user information for karanam</text:p>
      <text:p text:style-name="Preformatted_20_Text">Enter the new value, or press ENTER for the default</text:p>
      <text:p text:style-name="Preformatted_20_Text"><text:tab/>Full Name []: vadiraj karanam</text:p>
      <text:p text:style-name="Preformatted_20_Text"><text:tab/>Room Number []: </text:p>
      <text:p text:style-name="Preformatted_20_Text"><text:tab/>Work Phone []: </text:p>
      <text:p text:style-name="Preformatted_20_Text"><text:tab/>Home Phone []: </text:p>
      <text:p text:style-name="Preformatted_20_Text"><text:tab/>Other []: </text:p>
      <text:p text:style-name="Preformatted_20_Text">Is the information correct? [Y/n] Y</text:p>
      <text:p text:style-name="Preformatted_20_Text">--------------------------------------------------------------------------</text:p>
      <text:p text:style-name="Preformatted_20_Text"/>
      <text:p text:style-name="P5">To View all users :</text:p>
      <text:p text:style-name="P1"/>
      <text:p text:style-name="P1"><text:a xlink:type="simple" xlink:href="mailto:root@ubuntu" text:style-name="Internet_20_link" text:visited-style-name="Visited_20_Internet_20_Link">root@ubuntu</text:a>:~# cat /<text:span text:style-name="T2">etc/</text:span><text:span text:style-name="T3">passwd</text:span></text:p>
      <text:p text:style-name="P1"><text:span text:style-name="T3"/></text:p>
      <text:p text:style-name="P10"><text:span text:style-name="T3">passwd file store information about <text:s/>all users on the system.</text:span></text:p>
      <text:p text:style-name="P1"><text:span text:style-name="T3"/></text:p>
      <text:p text:style-name="P1"><text:span text:style-name="T3">--------------------------------------------------------------------------</text:span></text:p>
      <text:p text:style-name="P4"/>
      <text:p text:style-name="P11">To Change user password:</text:p>
      <text:p text:style-name="P11"/>
      <text:p text:style-name="P2"><text:a xlink:type="simple" xlink:href="mailto:root@ubuntu" text:style-name="Internet_20_link" text:visited-style-name="Visited_20_Internet_20_Link">root@ubuntu</text:a>:~# <text:span text:style-name="T10">passwd &lt;&lt;username&gt;&gt;</text:span></text:p>
      <text:p text:style-name="P2"/>
      <text:p text:style-name="P2">root@ubuntu:~# passwd karanam</text:p>
      <text:p text:style-name="P2">New password: </text:p>
      <text:p text:style-name="P2">Retype new password: </text:p>
      <text:p text:style-name="P2">passwd: password updated successfully</text:p>
      <text:p text:style-name="P2"/>
      <text:p text:style-name="P2"><text:span text:style-name="T3">--------------------------------------------------------------------------</text:span></text:p>
      <text:p text:style-name="P2"><text:span text:style-name="T3"/></text:p>
      <text:p text:style-name="P6"><text:span text:style-name="T3">Groups:</text:span></text:p>
      <text:p text:style-name="P12"><text:span text:style-name="T3"/></text:p>
      <text:p text:style-name="P12"><text:span text:style-name="T3">A user will have 1 primary group and upto 15 secondary groups.</text:span></text:p>
      <text:p text:style-name="P12"><text:span text:style-name="T3"/></text:p>
      <text:p text:style-name="P12"><text:span text:style-name="T3">Primary group will be named as username itself. That is user “karanam” will have a primary group by name “karanam”.</text:span></text:p>
      <text:p text:style-name="P12"><text:span text:style-name="T3"/></text:p>
      <text:p text:style-name="P6"><text:span text:style-name="T3">Add Group:</text:span></text:p>
      <text:p text:style-name="P2"><text:span text:style-name="T3"/></text:p>
      <text:p text:style-name="P13"><text:a xlink:type="simple" xlink:href="mailto:root@ubuntu" text:style-name="Internet_20_link" text:visited-style-name="Visited_20_Internet_20_Link"><text:span text:style-name="T5">root@ubuntu</text:span></text:a><text:span text:style-name="T5">:~# <text:s/></text:span><text:span text:style-name="T4">addgroup </text:span><text:span text:style-name="T11">&lt;&lt;group-name&gt;&gt;</text:span></text:p>
      <text:p text:style-name="P2"><text:span text:style-name="T3"/></text:p>
      <text:p text:style-name="P2"><text:span text:style-name="T3"/></text:p>
      <text:p text:style-name="P2"><text:span text:style-name="T6">r</text:span><text:span text:style-name="T3">oot@ubuntu:~# addgroup python</text:span></text:p>
      <text:p text:style-name="P2"><text:span text:style-name="T3">Adding group `python' (GID 1002) ...</text:span></text:p>
      <text:p text:style-name="P2"><text:span text:style-name="T3">Done.</text:span></text:p>
      <text:p text:style-name="P2"><text:span text:style-name="T3"/></text:p>
      <text:p text:style-name="P9"><text:span text:style-name="T3">To Add user to group:</text:span></text:p>
      <text:p text:style-name="P2"><text:span text:style-name="T3">root@ubuntu:~# usermod -a -G </text:span><text:span text:style-name="T13">python</text:span><text:span text:style-name="T3"> ubuntu</text:span></text:p>
      <text:p text:style-name="P2"><text:span text:style-name="T3"/></text:p>
      <text:p text:style-name="P2"><text:span text:style-name="T3">--</text:span><text:span text:style-name="T6">&gt; Above cmd -a denotes append, -G denotes group </text:span></text:p>
      <text:p text:style-name="P2"><text:span text:style-name="T6"/></text:p>
      <text:p text:style-name="P2"><text:soft-page-break/><text:span text:style-name="T6"/></text:p>
      <text:p text:style-name="P2"><text:span text:style-name="T6"/></text:p>
      <text:p text:style-name="P2"><text:span text:style-name="T6">--&gt; </text:span><text:span text:style-name="T7">Below: </text:span><text:span text:style-name="T6">for Ubuntu user python group is added.</text:span></text:p>
      <text:p text:style-name="P2"><text:span text:style-name="T6"/></text:p>
      <text:p text:style-name="P2"><text:span text:style-name="T3">root@ubuntu:~# groups ubuntu</text:span></text:p>
      <text:p text:style-name="P2"><text:span text:style-name="T3">ubuntu : ubuntu adm cdrom sudo dip plugdev lpadmin lxd sambashare docker </text:span><text:span text:style-name="T12">python</text:span></text:p>
      <text:p text:style-name="P2"><text:span text:style-name="T3">root@ubuntu:~# </text:span></text:p>
      <text:p text:style-name="P2"><text:span text:style-name="T3"/></text:p>
      <text:p text:style-name="P7"><text:span text:style-name="T3">To remove user from group:</text:span></text:p>
      <text:p text:style-name="P2"><text:span text:style-name="T3"/></text:p>
      <text:p text:style-name="P2"><text:span text:style-name="T3">root@ubuntu:~# gpasswd -d ubuntu python</text:span></text:p>
      <text:p text:style-name="P2"><text:span text:style-name="T3">Removing user ubuntu from group python</text:span></text:p>
      <text:p text:style-name="P2"><text:span text:style-name="T3"/></text:p>
      <text:p text:style-name="P9"><text:span text:style-name="T3">To remove/delete group:</text:span></text:p>
      <text:p text:style-name="P2"><text:span text:style-name="T3">root@ubuntu:~# delgroup python</text:span></text:p>
      <text:p text:style-name="P2"><text:span text:style-name="T3">Removing group `python' ...</text:span></text:p>
      <text:p text:style-name="P2"><text:span text:style-name="T3">Done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>--------------------------------------------------------------------------</text:span></text:p>
      <text:p text:style-name="P8"><text:span text:style-name="T3">To give specific permission to a user/group: </text:span></text:p>
      <text:p text:style-name="P14"><text:span text:style-name="T3"/></text:p>
      <text:p text:style-name="P14"><text:span text:style-name="T3">--&gt; we need to edit this below file. We can use </text:span><text:span text:style-name="T13">visudo</text:span><text:span text:style-name="T3"> cmd to open the file.</text:span></text:p>
      <text:p text:style-name="P2"><text:span text:style-name="T3"/></text:p>
      <text:p text:style-name="P2"><text:span text:style-name="T3">root@ubuntu:~# visudo</text:span></text:p>
      <text:p text:style-name="P2"><text:span text:style-name="T3">visudo: /etc/sudoers.tmp unchanged</text:span></text:p>
      <text:p text:style-name="P3"><text:span text:style-name="T3">--------------------------------------------------------------------------</text:span></text:p>
      <text:p text:style-name="P2"><text:span text:style-name="T3"/></text:p>
      <text:p text:style-name="P14"><text:span text:style-name="T9">Location of a command:</text:span><text:span text:style-name="T3"> </text:span><text:span text:style-name="T13">which</text:span></text:p>
      <text:p text:style-name="P2"><text:span text:style-name="T3"/></text:p>
      <text:p text:style-name="P2"><text:span text:style-name="T3">ubuntu@ubuntu:~$ which ls</text:span></text:p>
      <text:p text:style-name="P2"><text:span text:style-name="T3">/usr/bin/ls</text:span></text:p>
      <text:p text:style-name="P2"><text:span text:style-name="T3">--</text:span><text:span text:style-name="T8">&gt; this will give location of cmd.</text:span></text:p>
      <text:p text:style-name="P2"><text:span text:style-name="T8"/></text:p>
      <text:p text:style-name="P2"><text:span text:style-name="T3"/></text:p>
      <text:p text:style-name="P3"><text:span text:style-name="T3">--------------------------------------------------------------------------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0T13:17:20.656339326</dc:date>
    <meta:editing-duration>PT26M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303" meta:character-count="2400" meta:non-whitespace-character-count="2148"/>
  </office:meta>
</office:document-meta>
</file>